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847cm" fo:break-before="auto" style:use-optimal-row-height="true"/>
    </style:style>
    <style:style style:name="ro2" style:family="table-row">
      <style:table-row-properties style:row-height="7.163cm" fo:break-before="auto" style:use-optimal-row-height="true"/>
    </style:style>
    <style:style style:name="ro3" style:family="table-row">
      <style:table-row-properties style:row-height="3.457cm" fo:break-before="auto" style:use-optimal-row-height="true"/>
    </style:style>
    <style:style style:name="ro4" style:family="table-row">
      <style:table-row-properties style:row-height="2.193cm" fo:break-before="auto" style:use-optimal-row-height="true"/>
    </style:style>
    <style:style style:name="ro5" style:family="table-row">
      <style:table-row-properties style:row-height="12.238cm" fo:break-before="auto" style:use-optimal-row-height="true"/>
    </style:style>
    <style:style style:name="ro6" style:family="table-row">
      <style:table-row-properties style:row-height="50.06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47.461cm" fo:break-before="auto" style:use-optimal-row-height="true"/>
    </style:style>
    <style:style style:name="ro9" style:family="table-row">
      <style:table-row-properties style:row-height="22.251cm" fo:break-before="auto" style:use-optimal-row-height="true"/>
    </style:style>
    <style:style style:name="ro10" style:family="table-row">
      <style:table-row-properties style:row-height="46.593cm" fo:break-before="auto" style:use-optimal-row-height="true"/>
    </style:style>
    <style:style style:name="ro11" style:family="table-row">
      <style:table-row-properties style:row-height="9.633cm" fo:break-before="auto" style:use-optimal-row-height="true"/>
    </style:style>
    <style:style style:name="ro12" style:family="table-row">
      <style:table-row-properties style:row-height="20.488cm" fo:break-before="auto" style:use-optimal-row-height="true"/>
    </style:style>
    <style:style style:name="ro13" style:family="table-row">
      <style:table-row-properties style:row-height="29.633cm" fo:break-before="auto" style:use-optimal-row-height="true"/>
    </style:style>
    <style:style style:name="ro14" style:family="table-row">
      <style:table-row-properties style:row-height="15.711cm" fo:break-before="auto" style:use-optimal-row-height="true"/>
    </style:style>
    <style:style style:name="ro15" style:family="table-row">
      <style:table-row-properties style:row-height="7.461cm" fo:break-before="auto" style:use-optimal-row-height="true"/>
    </style:style>
    <style:style style:name="ro16" style:family="table-row">
      <style:table-row-properties style:row-height="55.303cm" fo:break-before="auto" style:use-optimal-row-height="true"/>
    </style:style>
    <style:style style:name="ro17" style:family="table-row">
      <style:table-row-properties style:row-height="6.131cm" fo:break-before="auto" style:use-optimal-row-height="true"/>
    </style:style>
    <style:style style:name="ro18" style:family="table-row">
      <style:table-row-properties style:row-height="30.935cm" fo:break-before="auto" style:use-optimal-row-height="true"/>
    </style:style>
    <style:style style:name="ro19" style:family="table-row">
      <style:table-row-properties style:row-height="34.408cm" fo:break-before="auto" style:use-optimal-row-height="true"/>
    </style:style>
    <style:style style:name="ro20" style:family="table-row">
      <style:table-row-properties style:row-height="54.869cm" fo:break-before="auto" style:use-optimal-row-height="true"/>
    </style:style>
    <style:style style:name="ro21" style:family="table-row">
      <style:table-row-properties style:row-height="1.681cm" fo:break-before="auto" style:use-optimal-row-height="true"/>
    </style:style>
    <style:style style:name="ro22" style:family="table-row">
      <style:table-row-properties style:row-height="37.476cm" fo:break-before="auto" style:use-optimal-row-height="true"/>
    </style:style>
    <style:style style:name="ro23" style:family="table-row">
      <style:table-row-properties style:row-height="16.742cm" fo:break-before="auto" style:use-optimal-row-height="true"/>
    </style:style>
    <style:style style:name="ro24" style:family="table-row">
      <style:table-row-properties style:row-height="28.764cm" fo:break-before="auto" style:use-optimal-row-height="true"/>
    </style:style>
    <style:style style:name="ro25" style:family="table-row">
      <style:table-row-properties style:row-height="17.882cm" fo:break-before="auto" style:use-optimal-row-height="true"/>
    </style:style>
    <style:style style:name="ro26" style:family="table-row">
      <style:table-row-properties style:row-height="58.155cm" fo:break-before="auto" style:use-optimal-row-height="true"/>
    </style:style>
    <style:style style:name="ro2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fo:wrap-option="wrap"/>
    </style:style>
    <style:style style:name="ce6" style:family="table-cell" style:parent-style-name="Default">
      <style:table-cell-properties fo:background-color="transparent" fo:wrap-option="wrap"/>
      <style:text-properties fo:color="#000000" style:font-name="Calibri" fo:font-size="12pt" style:font-size-asian="12pt" style:font-name-complex="Calibri" style:font-size-complex="12pt">
        <loext:char-complex-color loext:theme-type="dark1" loext:color-type="theme"/>
      </style:text-properties>
    </style:style>
    <style:style style:name="ce7" style:family="table-cell" style:parent-style-name="Default"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8" style:family="table-cell" style:parent-style-name="Default">
      <style:table-cell-properties fo:background-color="transparent" fo:wrap-option="wrap"/>
      <style:text-properties fo:color="#000000" style:font-name="Calibri" fo:font-size="12pt" style:text-underline-style="solid" style:text-underline-width="auto" style:text-underline-color="font-color" style:font-size-asian="12pt" style:font-name-complex="Calibri" style:font-size-complex="12pt">
        <loext:char-complex-color loext:theme-type="dark1" loext:color-type="theme"/>
      </style:text-properties>
    </style:style>
    <style:style style:name="ce9" style:family="table-cell" style:parent-style-name="Default">
      <style:table-cell-properties fo:background-color="transparent"/>
    </style:style>
    <style:style style:name="ce1" style:family="table-cell" style:parent-style-name="Default">
      <style:table-cell-properties fo:wrap-option="wrap"/>
    </style:style>
    <style:style style:name="ce2" style:family="table-cell" style:parent-style-name="Default">
      <style:text-properties style:font-name="Liberation Serif" style:font-name-asian="Segoe UI" style:font-name-complex="Tahoma"/>
    </style:style>
    <style:style style:name="ce5" style:family="table-cell" style:parent-style-name="Default">
      <style:table-cell-properties fo:wrap-option="wrap"/>
      <style:text-properties style:font-name="Liberation Serif" style:font-name-asian="Segoe UI" style:font-name-complex="Tahoma"/>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color="#000000" style:font-name="Calibri" fo:font-size="12pt" style:font-name-complex="Calibri" style:font-size-asian="12pt" style:font-size-complex="12pt"/>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Calibri" fo:font-size="12pt" fo:font-weight="normal" style:text-underline-style="solid" style:text-underline-width="auto"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9"/>
        <table:table-column table:style-name="co1" table:number-columns-repeated="2" table:default-cell-style-name="Default"/>
        <table:table-row table:style-name="ro1">
          <table:table-cell table:style-name="ce4" office:value-type="string" calcext:value-type="string">
            <text:p>kafka_referenz</text:p>
          </table:table-cell>
          <table:table-cell table:style-name="ce1" office:value-type="string" calcext:value-type="string">
            <text:p>Category</text:p>
          </table:table-cell>
          <table:table-cell table:style-name="ce1" office:value-type="string" calcext:value-type="string">
            <text:p>Reason</text:p>
          </table:table-cell>
        </table:table-row>
        <table:table-row table:style-name="ro2">
          <table:table-cell table:style-name="ce6" office:value-type="string" calcext:value-type="string">
            <text:p><text:span text:style-name="T1">A point &amp; click which celebrates surrealism more than the novelist himself.[/b]</text:span></text:p>
            <text:p/>
            <text:p><text:span text:style-name="T1">It is an original puzzle/adventure game inspired by the writings of Franz Kafka. But unfortunately, the story has very little to do with Kafka, except that the protagonist of the story, named simply K. is involved in events that are beyond his own control and tries to find the way out of it (kind of, there are no clear motives for what he's doing), which is somewhat Kafkaesque, I must admit.</text:span></text:p>
            <text:p/>
            <text:p><text:span text:style-name="T1">The art style is well-done and nice. Although is nothing surprisingly spectacular, is queer enough to allow characters like K. to seamlessly inhabit the same world as the Duck or Insect Detective without being too jarring. I also genuinely enjoy a lot of the music the game has to offer, even if the loops are relatively short. It manages to generate the correct theme and feeling the game clearly want the players to feel.</text:span></text:p>
            <text:p/>
            <text:p><text:span text:style-name="T1">More like an "experience" than a real game, its length [i](~2 hours of gameplay)[/i] and simplicity [i](most of these puzzles can be solved simply by clicking and dragging things around, even if they are so confusing to understand what you were supposed to do)[/i] will prevent it from staying in your memories for long. A real shame, because this game has a potential, Denis Galanin [i](the solo developer)[/i] should have exploited way beyond, even if he had to increase the overall price a little bit.</text:span></text:p>
            <text:p><text:span text:style-name="T1"> </text:span></text:p>
            <text:p><text:span text:style-name="T1">All in all, If you are looking for solving some puzzles and relax for a while, this may be for you. If you want some Kafka-based game, simply stay away. </text:span></text:p>
            <text:p><text:span text:style-name="T1">Thanks [b]Thiago Duarte[/b] for this gift! &lt;3</text:span></text:p>
          </table:table-cell>
          <table:table-cell table:style-name="ce1" office:value-type="string" calcext:value-type="string">
            <text:p>kafkaesk</text:p>
          </table:table-cell>
          <table:table-cell office:value-type="string" calcext:value-type="string">
            <text:p>1. „literarisch“: (z.B. Anlehnung an Der Prozess) </text:p>
          </table:table-cell>
        </table:table-row>
        <table:table-row table:style-name="ro3">
          <table:table-cell table:style-name="ce4" office:value-type="string" calcext:value-type="string">
            <text:p><text:span text:style-name="T2">I </text:span><text:span text:style-name="T3"> for one welcome our kafkaesque bureaucratic overlords of the afterlife</text:span></text:p>
          </table:table-cell>
          <table:table-cell table:style-name="ce1" office:value-type="string" calcext:value-type="string">
            <text:p>popkafkaesk</text:p>
          </table:table-cell>
          <table:table-cell office:value-type="string" calcext:value-type="string">
            <text:p><text:s/>„Memehaft/ Ironisch“</text:p>
          </table:table-cell>
        </table:table-row>
        <table:table-row table:style-name="ro4">
          <table:table-cell table:style-name="ce6" office:value-type="string" calcext:value-type="string">
            <text:p>Super fun, Kafkaesque, and full of gorgeous art.</text:p>
          </table:table-cell>
          <table:table-cell table:style-name="ce1" office:value-type="string" calcext:value-type="string">
            <text:p>popkafkaesk</text:p>
          </table:table-cell>
          <table:table-cell office:value-type="string" calcext:value-type="string">
            <text:p>„Memhaft/ Ironisch“</text:p>
          </table:table-cell>
        </table:table-row>
        <table:table-row table:style-name="ro5">
          <table:table-cell table:style-name="ce6" office:value-type="string" calcext:value-type="string">
            <text:p><text:span text:style-name="T4">Cyberpunk Lesbian Simulator (as I like to call it) leaves me with mixed opinions. On one hand, it's an interesting story about characters lost in a kafka-esque futuristic cityscape. On the other hand, it's a story about lesbians and not much else.</text:span></text:p>
            <text:p/>
            <text:p><text:span text:style-name="T4">I think it's good?</text:span></text:p>
          </table:table-cell>
          <table:table-cell table:style-name="ce1" office:value-type="string" calcext:value-type="string">
            <text:p>popkafkaesk</text:p>
          </table:table-cell>
          <table:table-cell office:value-type="string" calcext:value-type="string">
            <text:p>„Atmosphärisch“</text:p>
          </table:table-cell>
        </table:table-row>
        <table:table-row table:style-name="ro6">
          <table:table-cell table:style-name="ce7" office:value-type="string" calcext:value-type="string">
            <text:p>In this post-modernistic masterpiece, we follow the turbulent inner struggle of Sonic T. Hedgehog as he grapples with issues of identity, a fitting follow-up for the first game's exploration of his sexuality and search for belonging in a world he does not feel like he fits into. He is constantly besieged by a mysterious apparition known only as "The Shadow" - which, to educated players, should be immediately apparent as an overt application of Jungian psychology, as The Shadow represents the parts of Sonic that he desperately tries to not aknowledge, as well as manifesting his insecurities: where Sonic attempts to be heroic, noble, and fast, The Shadow is a cruel, villainous sort, heralding Sonic's constant inner battle against his latent nihilism and pro-capitalistic attitude, an aspect of his character that is also explored in his obsession with "Rings", the main currency of Hedgehog Earth. Worth noting is that The Shadow does not have Sonic's speed - instead opting to have his racing prowess augmented by a pair of rocket-enhanced shoes, symbolizing Sonic's constant insecurity and fear - running is all he is good at, what if he one day could not run as quickly without aid? What use would there then be for him? He literally can not see himself as anything else than someone who runs fast, and his self-esteem suffers for it. There are some Kafka-esque overtones to this subplot, punctuated by Lynchian dream sequences in which Sonic takes on the appearance of Doctor Eggman, his therapist, as he rampages through a derelict shipyard in a large robot, freeing animals from the cold clutches of other, slightly smaller robots. These scenes are often contrasted by the non-chronological vignettes wherein we play as Tail The Hedgehog; these ultimately only exist to expand upon the backstory of Sonic's relationship with Jamie Hedgehog, however, while the Doctor Eggman scenes tend to revolve around Sonic's trust issues. There is also a minor subplot concerning Knuckles The Hedgefund, and his supposedly controversial inter-racial relationship with Rogue The Boat, but this is ultimately only inserted to make the game an appropriate length (five and a half hours) and these stages were all removed in the Director's Cut.</text:p>
            <text:p/>
            <text:p>All in all, this is a classic that you owe it to yourself to experience. I have faith that if this game had been released before Johnny "Jaws" Ebert died, he would have realized that sometimes, video games CAN be art - SEGA's creative mastermind, director Shigeru Miyamoto, has certainly proved that much with this interesting (though thematically dense) narrative.</text:p>
          </table:table-cell>
          <table:table-cell table:style-name="ce1" office:value-type="string" calcext:value-type="string">
            <text:p>kafkaesk</text:p>
          </table:table-cell>
          <table:table-cell office:value-type="string" calcext:value-type="string">
            <text:p>1. „Politisch“: postmodern, identity struggle, nihilism <text:s/>2. „Atmosphärisch“: „Lynchian dream sequences“</text:p>
          </table:table-cell>
        </table:table-row>
        <table:table-row table:style-name="ro7">
          <table:table-cell table:style-name="ce4" office:value-type="string" calcext:value-type="string">
            <text:p>kafkaesque fish simulator 2022</text:p>
          </table:table-cell>
          <table:table-cell table:style-name="ce1" office:value-type="string" calcext:value-type="string">
            <text:p>popkafkaesk</text:p>
          </table:table-cell>
          <table:table-cell office:value-type="string" calcext:value-type="string">
            <text:p>„Memhaft/ Ironisch“</text:p>
          </table:table-cell>
        </table:table-row>
        <table:table-row table:style-name="ro8">
          <table:table-cell table:style-name="ce6" office:value-type="string" calcext:value-type="string">
            <text:p><text:span text:style-name="T1">Overall I was very impressed with the game, which some would commonly describe as a walking simulator or combat &amp; choice narrative.</text:span></text:p>
            <text:p><text:span text:style-name="T1">    It is set in Vienna today and has an atmosphere that oscillates between oppressive and picturesque.</text:span></text:p>
            <text:p><text:span text:style-name="T1">    You play a non-binary protagonist who is ignored or actively excluded or threatened by most of her neighbors in her apartment complex.</text:span></text:p>
            <text:p><text:span text:style-name="T1">    At some point, ugly talking birds appear (a clear metaphor for the "New Right"), which publicly threaten the protagonist, but only a few</text:span></text:p>
            <text:p><text:span text:style-name="T1">    are willing to help the protagonist at all.</text:span></text:p>
            <text:p><text:span text:style-name="T1">    The elements in which the whole thing is presented alternate between Kafkaesque &amp; Lovecraftian.</text:span></text:p>
            <text:p><text:span text:style-name="T1">    One of the most positive aspects of this story is the dense, oppressive atmosphere, which is underlined very well by the reduced color palette &amp; the sound design, as well as the electronic or rock music.</text:span></text:p>
            <text:p><text:span text:style-name="T1">    The only major point of criticism is the not very sophisticated turn-based combat system.</text:span></text:p>
            <text:p><text:span text:style-name="T1">    8 out of 10. (:</text:span></text:p>
            <text:p/>
            <text:p/>
          </table:table-cell>
          <table:table-cell table:style-name="ce1" office:value-type="string" calcext:value-type="string">
            <text:p>kafkaesk</text:p>
          </table:table-cell>
          <table:table-cell office:value-type="string" calcext:value-type="string">
            <text:p>1. „Politisch“: „opressive atmosphere“, „ugly talking birds“ =metaphor for the New Right <text:s/>2. „Atmosphärisch“: „lovecraftian“ </text:p>
          </table:table-cell>
        </table:table-row>
        <table:table-row table:style-name="ro9">
          <table:table-cell table:style-name="ce6" office:value-type="string" calcext:value-type="string">
            <text:p><text:span text:style-name="T1">Probably a decent expansion to a good game, but the dialogue was so absurd, so surreal and kafkaesque that I could not enjoy it. It's like they hired actual aliens with no understanding of human interaction and asked them to do their best approximation of what a conversation might be like. It didn't feel human and it didn't feel real or believable.</text:span></text:p>
            <text:p/>
            <text:p><text:span text:style-name="T1">Nobody talks like that, no one.</text:span></text:p>
            <text:p><text:span text:style-name="T1">Still if you want more GTA then yes, it's absolutely recommended. Just leave your head at the door though.</text:span></text:p>
          </table:table-cell>
          <table:table-cell table:style-name="ce1" office:value-type="string" calcext:value-type="string">
            <text:p>popkafkaesk</text:p>
          </table:table-cell>
          <table:table-cell table:style-name="ce1" office:value-type="string" calcext:value-type="string">
            <text:p>„Atmosphärisch“</text:p>
          </table:table-cell>
        </table:table-row>
        <table:table-row table:style-name="ro10">
          <table:table-cell table:style-name="ce6" office:value-type="string" calcext:value-type="string">
            <text:p><text:span text:style-name="T1">I actually do not recommend this game. At all.</text:span></text:p>
            <text:p/>
            <text:p><text:span text:style-name="T1">Oh sure, I could tell you about how this game went from an interesting and funny first-person-shooter to a strange, almost primitive match of boasting and display. I could tell you how every player acts like a caveman (and has the intelligence to match); about how they hoard hats and then decide who the alpha male is depending on who has the rarest hat. I could tell you that this game has become a Kafkaesque pyramid scheme and how it keeps it's monkey-fans happy by pleasing their primordial reptilian-brains with newer and rarer hats so they can feel like they've accomplished something, like they're somehow "better" when they've done nothing worthwhile.  I could say that this game along with Valve's other dime-a-dozen zombie franchise has overshadowed the games that made them famous in the first place.</text:span></text:p>
            <text:p/>
            <text:p><text:span text:style-name="T1">I could tell you about all that, but it hasn't worked on my computer for over a month and Valve isn't too keen on fixing what they broke.</text:span></text:p>
          </table:table-cell>
          <table:table-cell table:style-name="ce1" office:value-type="string" calcext:value-type="string">
            <text:p>popkafkaesk</text:p>
          </table:table-cell>
          <table:table-cell table:style-name="ce1" office:value-type="string" calcext:value-type="string">
            <text:p>„Memehaft/ Ironisch“</text:p>
          </table:table-cell>
        </table:table-row>
        <table:table-row table:style-name="ro11">
          <table:table-cell table:style-name="ce6" office:value-type="string" calcext:value-type="string">
            <text:p><text:span text:style-name="T1">Kafkaesque lovecraftian satanic adventure fueled on pink steroids. Yeah.. Nothing of this should make sense but everything fits perfectly in an amazing lore and story.</text:span></text:p>
            <text:p/>
            <text:p><text:span text:style-name="T1">May you reach the Moon</text:span></text:p>
          </table:table-cell>
          <table:table-cell table:style-name="ce1" office:value-type="string" calcext:value-type="string">
            <text:p>popkafkaesk</text:p>
          </table:table-cell>
          <table:table-cell office:value-type="string" calcext:value-type="string">
            <text:p>„Atmosphärisch“</text:p>
          </table:table-cell>
        </table:table-row>
        <table:table-row table:style-name="ro12">
          <table:table-cell table:style-name="ce6" office:value-type="string" calcext:value-type="string">
            <text:p><text:span text:style-name="T1">This game is a very nice pastime, its like a snack in the afternoon. I myself read some works of Franz Kafka and must say the game really is kafkaesque. The situations and puzzles aren't very difficult, but really show how weird Kafkas mind could have been, but in a fun way. The artstyle is suitable to the game, simple but some things fit where you don't expect them to fit, because it is all about perspective. </text:span></text:p>
            <text:p><text:span text:style-name="T1">I probably will play the game again, most likely on a rainy day in the afternoon.</text:span></text:p>
          </table:table-cell>
          <table:table-cell table:style-name="ce1" office:value-type="string" calcext:value-type="string">
            <text:p>popkafkaesk</text:p>
          </table:table-cell>
          <table:table-cell office:value-type="string" calcext:value-type="string">
            <text:p>„Memehaft/ Ironisch“: oberflächlich, „weird“, „fun“, trotz Kafka Referenz </text:p>
          </table:table-cell>
        </table:table-row>
        <table:table-row table:style-name="ro13">
          <table:table-cell table:style-name="ce6" office:value-type="string" calcext:value-type="string">
            <text:p>H. P. Lovecraft was a major influence on horror games from the very beginning but I always thought Junji Ito deserved some attention considering his unmatchable kafkaesque stories, hauntingly beautiful portrayals with visuals and disturbing technique to scare the reader. When I thought of how could one bring his works into a game, I was a bit scared because a regular visual novel would hardly ever add anything to his works and would a point and click adventure game really show his visuals thoroughly? This game is the perfect answer to my question: A PC98 inspired roguelike with influences from classic horror board games.</text:p>
          </table:table-cell>
          <table:table-cell table:style-name="ce1" office:value-type="string" calcext:value-type="string">
            <text:p>kafkaesk</text:p>
          </table:table-cell>
          <table:table-cell office:value-type="string" calcext:value-type="string">
            <text:p>1. „Atmosphärisch“: „complex“, „dark“ 2. „Literarisch“: direkter Kafka-Bezug</text:p>
          </table:table-cell>
        </table:table-row>
        <table:table-row table:style-name="ro6">
          <table:table-cell table:style-name="ce6" office:value-type="string" calcext:value-type="string">
            <text:p><text:span text:style-name="T1">I got it on the current sale, 60% off of $30($12) and no.</text:span></text:p>
            <text:p/>
            <text:p><text:span text:style-name="T1">The very, very, very core gameplay is there. The story is an interesting premise: A Japanese submarine with a revenge weapon is set to unleash its cargo on America after the nuclear bombings of Nagasaki and Hiroshima. Something happens and it founders, failing to deliver its deadly cargo right outside the PNW.</text:span></text:p>
            <text:p/>
            <text:p><text:span text:style-name="T1">Everything else is a problem.</text:span></text:p>
            <text:p/>
            <text:p><text:span text:style-name="T1">Silent Hill is a great game, but its so memorable in part because it was a foreign team giving their take on American culture. They studied that culture very hard in order to emulate American society and what it would look like. This team did not take the same care. In fact i would say they almost completely ignored most sources on American society in their pursuit of finishing this game. It feels like they heard about America through rumors and hearsay reproduced in popular culture and made into a cultural trope. Then the footage was poorly copied and dubbed into another language. The areas of this game where its supposed to be a smaller sized American city are schizophrenic. They feel more like the layout of a city from a Kafka-esque nightmare than a real place people would live. They also feel very European. Not that thats a bad thing, but the difference is both obvious and distracting. The streets are covered in weird grafitti and references. Most of them are at least period accurate("Kuato Lives",  "No Fate", etc.) but then they literally copy and paste the cardboard cutout of Little Suzy from the MIB movie. Its just there, on a wall. Its just bad. The whole city is like this and its incredibly distracting, especially when you see multiple posters for the same thing around every corner, and they're just memes. Its not like an actual poster you would find pasted on a brick wall in a city. And almost all of these memes and references are achievements. Press 'F' on a Scream Poster for an achievement. This isn't even mentioning that one chapter starts you out in the studio they were working in. Its not like a secret room or whatever, its just a place you start in after Things Have Gone Bad.</text:span></text:p>
            <text:p/>
            <text:p><text:span text:style-name="T1">The actual gameplay is probably worse in general. Lets start:</text:span></text:p>
            <text:p/>
            <text:p><text:span text:style-name="T1">Menuing: this is absolutely atrocious. They get points for having an interesting diagetic menu system, but they lose them all and more for the sheer navigational portions of it. It takes seconds for the menu to pop up. Seconds. This is the only survival horror game that I know of, with an inventory system ALA RE1, etc, that takes this fucking long to get into. Dead Space did this right the first time, and they did it right over a decade before this game released. Embarrassing to be this far behind the curve.</text:span></text:p>
            <text:p/>
            <text:p><text:span text:style-name="T1">Combat: Generally its acceptable. Its just also very dull. I didn't play in Nightmare mode because if I wanted to manage my ammunition and magazines I'd play Escape from Tarkov(I would argue the better horror game). Its a very limited experience that they were assuming would get by with the inventory management making it difficult. There are no standout weapons, no grenades, nothing except a handgun in different models, a shotgun that both of the mains carry, an SMG that the first guy you play as has(that is essentially just the pistol but with the benefits of better handling and stability), and a Magnum, in Revolver and Juan Deag varieties. There are two main characters you play as, Raven and Sam, the only difference between them being that Sam sometimes sees things that aren't there because he was medically experimented on in the womb. Which really just means sometimes you'll shoot a monster and it'll fade away into red mist, mercifully saving you the second bullet. Liev is the third character you play as, and he has the SMG, but it doesn't matter.</text:span></text:p>
            <text:p/>
            <text:p><text:span text:style-name="T1">There are 4 total zombies types in this game: the traditional RE zombie, the tough guy, the tough guy that spits acid, and the crack zombie with a glowing weakpoint. None of this is challenging. Which is why the devs constantly put the 1st type of zombie around corners you can't check, so they can cheaply get a hit in. I never had an issue with an enemy as long as I saw them before I got into hugging range.  The problems begin when you get into the Boss. Liev(spoilers) is the first Boss you fight and Jesus they do not tell you what you need to do to kill him. After a ten minute combat encounter, I beat him but also wasting most of the ammunition I brought, and only being compensated with handgun rounds which did almost nothing to the boss. Then I quit when the next section started to leave this review. You now have to run away from Liev, get to the chopper, all that jazz. Liev gets a brand new attack that OHKs from a ridiculous range. You are in a tight space, waiting for an elevator, dodging around, and stunning him with environmental traps. Its bullshit. Its annoying. It wastes my time and I've wasted 13 hours here already. Its not tense, because its not like I can dodge the attack or I can stun him with a flash bang or otherwise save my ass. Considering the Nightmare mode slows movement this thing has to fucking suck the shit all the way out of your ass.</text:span></text:p>
            <text:p/>
            <text:p><text:span text:style-name="T1">Puzzles: I liked the puzzles, but honestly there is a good reason why they all can be skipped without penalty. If you aren't patient or don't feel like reading the reams and reams of text in this game, you won't enjoy it.</text:span></text:p>
            <text:p/>
            <text:p><text:span text:style-name="T1">Story: This game's story is essentially a fast forward of RE 1-3: big pharma corp takes over a town, something goes wrong in a remote location, that thing causes Zombies. The backstory of why this is all happening mostly gets relayed to you the player through notes, but these notes are like, at a minimum 2 pages long. You will know so much fake shit about this little town at the end of this game if you spend the time to read it.</text:span></text:p>
            <text:p/>
            <text:p><text:span text:style-name="T1">The ARG Website: I'm not calling this a real ARG, but I have to single this out because holy shit this website is running HTTP in the year of our lord 2022. I really hope this is just you guys being clever and this website is actually launched from a server you spin up on my computer and you just have me navigate to it, because otherwise this shit is inexcusable. Whats even more inexcusable is the fact that most of the documents on this site are only on this site to be on the site. What does this mean? When you pick up one of these documents it gives you a code you need to enter on the website and the name of the website. WE DO NOT NEED THIS SHIT JUST LET US READ. Most of the information relayed to you this way is useless anyways. It doesn't tell you anything that helps you in game.</text:span></text:p>
            <text:p/>
            <text:p><text:span text:style-name="T1">Summary: an ambitious attempt that shoots for the STARS and barely manages to crash itself into an apartment skylight to avoid death. I'd say this would be okay at like $5. I'd give this game more respect if it didn't feel like it was cheaply cobbled together. Sam, one of the main characters, looks like one of the porn game models in the slideshow for your average porn star game on here. Raven looks like the guy from that Half-Life game that one guy conned Valve into allowing him to make. The developers didn't put care into this game. Instead they removed most of the long hair and other similar objects because they never got the physics right for the animation. Seriously, almost all of the women in this game are bald because they knew it looked like shit to have the hair on but didn't know how to fix it. There are so many little details like this that make this game feel like boring shit.</text:span></text:p>
          </table:table-cell>
          <table:table-cell table:style-name="ce1" office:value-type="string" calcext:value-type="string">
            <text:p>popkafkaesk</text:p>
          </table:table-cell>
          <table:table-cell office:value-type="string" calcext:value-type="string">
            <text:p>1.„Memehaft/ Ironisch“: „memes“ <text:s/>2. „Atmosphärisch“: „nightmare“, „horror“</text:p>
          </table:table-cell>
        </table:table-row>
        <table:table-row table:style-name="ro6">
          <table:table-cell table:style-name="ce7" office:value-type="string" calcext:value-type="string">
            <text:p>Friend keeps trying to troll me and ends up killing himself. My eyes are burning, and the music is at 100% so I can't hear myself think. Hopped on the side of a wall for five minutes a couple levels back. Saw God, he was an ugly fucking wizard with a greasy looking face. A deep existential horror creeps over me every time I hear a skeleton spawn. Only joy I get is from hitting my friends with stray boxes every now and then. The words "We do a little trolling echoes through my ears" every time I do, and I want to vomit. I can feel it in my mouth. The bile, the regurgitated soup and mayo. I can see the end of the level constantly, but I'm constantly falling short. My flimsy fat little knight body tumbles lifeless down a corridor of wooden platforms that swing up and down. Need to buy eye drops. The characters are each defined by their individual strengths and weaknesses, each a functioning cog in some great machinery serving something beyond them (Think that's from a Fleet Foxes song). They work better together, the wizard makes boxes, the knight screams, the thief exists to make whichever player is playing her feel badass and cool.  Entered the tower, saw a shifty thing, peed a little. It's fine. I'll just sit here for a while, just think over how long I've known this world. Every level is one core color, yellow, blue, red, purple, green. Just kidding, there is no yellow level, I tricked you, dumb dumb. I was waking my way through a forest village and I think I saw a star in the sky. Are there stars in the Trine world? Do magically spawned skeleton warriors lay on their rooftops and dream of the great vast beyond. Playing this game alone would be bad, I imagine. Isolating and maddening. An undending horror. Thank god for my friend who I play with. Please ban him. You know which person I refer to my dear Steam devs, you know that I know. The wizard is a loser, but he's also not. He's arguably the most essential character, but he also is a weak fool who neither knows how to fight nor love. What does that say of wizardry as an art? Nothing, I'd argue, since wizardry isn't real. I haven't been playing Trine for 10 whole minutes and I don't know what to do with myself. The skin is peeling from my face. The knight is yelling. The music is booming. The thief is swinging off a upside down plank and shooting a skeleton midair like she's in a Fast and the Furious movie. 2 Trine 2 Thief? No. No, that's not good enough. I conjure a box and it fades into a sea of lava. The whole thing is Kafka-esque, I say, a 15 year old white boy who hasn't read a word of Kafka. I haven't seen the sunset in over a year. I am playing Trine and considering the proper way to write Batman. Is there a singularly proper way to write Batman? In my opinion, yes. Ronan is a piece of shit. His profile pic is an anime catgirl. He yells at me to stop chewing my gum so loudly. I lean in close to my mic and loudly smack my lips together. I will knock him into acid using a big stone brick soon. It will be funny for a little bit. We repeatedly scream "We do a little trolling" together as we struggle not to fall to our deaths. This is the most important thing we've ever done. This is the worst night of our lives.</text:p>
            <text:p/>
            <text:p>Very funny ragdoll physics, 10/10.</text:p>
          </table:table-cell>
          <table:table-cell table:style-name="ce1" office:value-type="string" calcext:value-type="string">
            <text:p>popkafkaesk</text:p>
          </table:table-cell>
          <table:table-cell table:style-name="ce2" office:value-type="string" calcext:value-type="string">
            <text:p>„Memehaft/Ironisch“: ironisch, Selbstparodie</text:p>
          </table:table-cell>
        </table:table-row>
        <table:table-row table:style-name="ro14">
          <table:table-cell table:style-name="ce6" office:value-type="string" calcext:value-type="string">
            <text:p><text:span text:style-name="T1">Price is fine for a game like this, don't let the propaganda tell you otherwise.</text:span></text:p>
            <text:p/>
            <text:p><text:span text:style-name="T1">There really doesn't need to be more content, what there is within the game is fine. A nice little vacation away from other automation games that just slowly sprawl into a Kafkaesque Hellscape. This is simplicity at the epoch, a quiet nice little game with things to explore.</text:span></text:p>
          </table:table-cell>
          <table:table-cell table:style-name="ce1" office:value-type="string" calcext:value-type="string">
            <text:p>popkafkaesk</text:p>
          </table:table-cell>
          <table:table-cell office:value-type="string" calcext:value-type="string">
            <text:p>1. „Atmosphärisch“: „kafkaesque hellscape“</text:p>
          </table:table-cell>
        </table:table-row>
        <table:table-row table:style-name="ro15">
          <table:table-cell table:style-name="ce6" office:value-type="string" calcext:value-type="string">
            <text:p>The game is fun. The convoluted, indecipherable, Kafkaesque security procedures you must navigate merely to log in resulted in me uninstalling the game in frustration.</text:p>
          </table:table-cell>
          <table:table-cell table:style-name="ce1" office:value-type="string" calcext:value-type="string">
            <text:p>popkafkaesk</text:p>
          </table:table-cell>
          <table:table-cell office:value-type="string" calcext:value-type="string">
            <text:p>„Politisch“: frustrierendes Sicherheitssystem, bürokratisch</text:p>
          </table:table-cell>
        </table:table-row>
        <table:table-row table:style-name="ro6">
          <table:table-cell table:style-name="ce6" office:value-type="string" calcext:value-type="string">
            <text:p><text:span text:style-name="T1">Many people would try to tell you that Unearthed: Trail of Ibn Battuta is a poor man's Uncharted, when it's clearly the other way around. My friend and I discovered after playing through the whole game that what we have here is clearly the better experience. For example:</text:span></text:p>
            <text:p/>
            <text:p><text:span text:style-name="T1">Uncharted had Nolan North. [url=http://steamcommunity.com/profiles/76561198004220434/screenshot/469798213432202374]Unearthed has Troy Baker.[/url] Which one of these voice actors won GOTY last year? That's what I thought.</text:span></text:p>
            <text:p/>
            <text:p><text:span text:style-name="T1">[b]Unearthed: 1 Uncharted: 0[/b]</text:span></text:p>
            <text:p/>
            <text:p><text:span text:style-name="T1">Unearthed runs at 60 FPS at 1080p. Uncharted only runs at 720p at 30 FPS. Basic math tells us that since the frame buffer has roughly 4 times as many pixels and twice as many frames, Unearthed is at least 8 times better looking than Uncharted.</text:span></text:p>
            <text:p/>
            <text:p><text:span text:style-name="T1">[b]Unearthed: 9 Uncharted: 0[/b]</text:span></text:p>
            <text:p/>
            <text:p><text:span text:style-name="T1">Uncharted 3 had horses. Unearthed has 4 wheel ATVs. That's 4 more wheels than Uncharted lets you ride.</text:span></text:p>
            <text:p/>
            <text:p><text:span text:style-name="T1">[b]Unearthed: 13 Uncharted: 0[/b]</text:span></text:p>
            <text:p/>
            <text:p><text:span text:style-name="T1">Uncharted only runs on the PS3, while Unearthed runs on Android, PC, Mac, and probably the Gizmondo.</text:span></text:p>
            <text:p/>
            <text:p><text:span text:style-name="T1">[b]Unearthed: 17 Uncharted: 0[/b]</text:span></text:p>
            <text:p/>
            <text:p><text:span text:style-name="T1">Uncharted only has creepy slippery Nazis. Unearthed has full on zombies, and it doesn't need to explain why they're there.</text:span></text:p>
            <text:p/>
            <text:p><text:span text:style-name="T1">[b]Unearthed: 18 Uncharted: 0[/b]</text:span></text:p>
            <text:p/>
            <text:p><text:span text:style-name="T1">Uncharted usually only gives you a few weapons to choose from at any time. Unearthed has more weapon types than there are enemies in the entire campaign.</text:span></text:p>
            <text:p/>
            <text:p><text:span text:style-name="T1">[b]Unearthed: 19 Uncharted: 0[/b]</text:span></text:p>
            <text:p/>
            <text:p><text:span text:style-name="T1">Nathan Drake is a pussy who gets scared and emotional when the going gets tough. Faris Jawad doesn't stop cracking jokes even when a gun is fired at his sister.</text:span></text:p>
            <text:p/>
            <text:p><text:span text:style-name="T1">[b]Unearthed: 20 Uncharted: 0[/b]</text:span></text:p>
            <text:p/>
            <text:p><text:span text:style-name="T1">Finally, as Unearthed rightfully points out on the store page, this game has been translated into more languages than most best-selling literature will ever see, because Semaphore knows everyone will want to play this and wants to be culturally sensitive to everyone. Uncharted consists of playing a white guy shooting minorities. I think we know who is more socially responsible.</text:span></text:p>
            <text:p/>
            <text:p><text:span text:style-name="T1">[b]Unearthed: 41 Uncharted: Racism[/b]</text:span></text:p>
            <text:p/>
            <text:p><text:span text:style-name="T1">[b]Winner: Unearthed[/b]</text:span></text:p>
            <text:p/>
            <text:p><text:span text:style-name="T1">This is just a summary of all the things that make Unearthed the best. I didn't even go into detail about the leisurely strolls through the city discussing the plot, or the Kafka-esque analysis of the futility of escaping in a car as the city loops around you. There's just too much to this game to pack in one review, and I implore you to check out what may already be the de-facto GOTY of 2014.</text:span></text:p>
          </table:table-cell>
          <table:table-cell table:style-name="ce1" office:value-type="string" calcext:value-type="string">
            <text:p>popkafkaesk</text:p>
          </table:table-cell>
          <table:table-cell office:value-type="string" calcext:value-type="string">
            <text:p>„Memehaft/ Ironisch“: bezieht sich auf absurde Spielmechaniken, nicht literarisch fundiert</text:p>
          </table:table-cell>
        </table:table-row>
        <table:table-row table:style-name="ro16">
          <table:table-cell table:style-name="ce6" office:value-type="string" calcext:value-type="string">
            <text:p><text:span text:style-name="T1">A short but delightfully surreal game loosely based on Franz Kafka's eponymous novel, The Metamorphosis.</text:span></text:p>
            <text:p/>
            <text:p><text:span text:style-name="T1">A platformer/puzzle hybrid, you wake up one morning to find yourself transforming into a bug, and set out to turn yourself back into a human. You do this by platforming around real locations, such as a bedroom or lawyer's office, and fantastical locations, such as a bug speakeasy located inside a gramophone, or a village of bugs preparing to watch a movie.</text:span></text:p>
            <text:p/>
            <text:p><text:span text:style-name="T1">Being able to speak to the bugs is very charming, and there are a variety of little sidequests that give you more opportunities to do so, which is welcome. As you go through the real-world levels you'll observe your friend going through increasingly troublesome Kafkaesque bureaucracy, and listening to these conversations is quite entertaining. The puzzle elements are very light and consist of platforming, going up certain walls, and operating switches, so don't expect to be stuck for very long if at all.</text:span></text:p>
            <text:p/>
            <text:p><text:span text:style-name="T1">The game is very short as evidenced by my 100% completion time, so it may be a tad expensive for you at full price, but if you see this on sale or in a bundle I can highly recommend this surreal gem.</text:span></text:p>
          </table:table-cell>
          <table:table-cell table:style-name="ce1" office:value-type="string" calcext:value-type="string">
            <text:p>kafkaesk</text:p>
          </table:table-cell>
          <table:table-cell office:value-type="string" calcext:value-type="string">
            <text:p>1. „Literarisch“: Bezug Metamorphosis, 2. „Politisch“: z.B. „burreaucracy“</text:p>
          </table:table-cell>
        </table:table-row>
        <table:table-row table:style-name="ro17">
          <table:table-cell table:style-name="ce6" office:value-type="string" calcext:value-type="string">
            <text:p>A truly excellent manifestation of the word kafkaesque. The story, the setting, the music and voices, everything. I will always be a bug. Forever.</text:p>
          </table:table-cell>
          <table:table-cell table:style-name="ce1" office:value-type="string" calcext:value-type="string">
            <text:p>kafkaesk</text:p>
          </table:table-cell>
          <table:table-cell office:value-type="string" calcext:value-type="string">
            <text:p>„Literarisch“: Anspielung Metamorphose</text:p>
          </table:table-cell>
        </table:table-row>
        <table:table-row table:style-name="ro18">
          <table:table-cell table:style-name="ce6" office:value-type="string" calcext:value-type="string">
            <text:p><text:span text:style-name="T1">This is a wonderful little gem. If you cannot decide from the trailer, what you can expect from the game, here it is:</text:span></text:p>
            <text:p><text:span text:style-name="T1">A darker Wall-E-esque story under the sea with the gameplay and the distopian style of INSIDE. </text:span></text:p>
            <text:p/>
            <text:p><text:span text:style-name="T1">Mechanically its not that superb, like INSIDE, but its still a good - lighter - puzzle game, very atmospheric, the scenery is just beautiful, also sometimes the deep sea creatures were really scary, which is good. </text:span></text:p>
            <text:p/>
            <text:p><text:span text:style-name="T1">The tone of the game is pretty sad, its not a "cute" game, its a nightmarish journey with a heavy environmental tone about destroying our oceans with a kafkaesque touch. </text:span></text:p>
            <text:p/>
            <text:p><text:span text:style-name="T1">Well done. The ending song is cool!</text:span></text:p>
          </table:table-cell>
          <table:table-cell table:style-name="ce1" office:value-type="string" calcext:value-type="string">
            <text:p>popkafkaesk</text:p>
          </table:table-cell>
          <table:table-cell office:value-type="string" calcext:value-type="string">
            <text:p>„Atmosphärisch“: „dystopian“, „dark“, Beschreibung bezieht sich nur auf Atmosphäre</text:p>
          </table:table-cell>
        </table:table-row>
        <table:table-row table:style-name="ro19">
          <table:table-cell table:style-name="ce6" office:value-type="string" calcext:value-type="string">
            <text:p><text:span text:style-name="T1">I was interested in the button...</text:span></text:p>
            <text:p/>
            <text:p><text:span text:style-name="T1">In THE BUTTON, you click the button. I enjoy clicking the button. As humans, I feel we have this innate desire to see a numerical value increase; we work to increase monetary wealth, and you can click the button to increase the number. The autoclick upgrades make this process more bearable, however nonetheless addicting and engaging. There is no end in sight. There is no end in sight.</text:span></text:p>
            <text:p/>
            <text:p><text:span text:style-name="T1">I recommend THE BUTTON to connoisseurs of perpetual Kafkaesque capitalist simulations of repetition and spiraling into insanity (but the number will cure this illness). The desire for the greatest number will never be fulfilled without your action. Step up to the plate.</text:span></text:p>
          </table:table-cell>
          <table:table-cell table:style-name="ce1" office:value-type="string" calcext:value-type="string">
            <text:p>kafkaesk</text:p>
          </table:table-cell>
          <table:table-cell office:value-type="string" calcext:value-type="string">
            <text:p>1. „Politisch“: Kapitalismus Kritik, „Atmosphörisch“: „repetition“,…</text:p>
          </table:table-cell>
        </table:table-row>
        <table:table-row table:style-name="ro11">
          <table:table-cell table:style-name="ce6" office:value-type="string" calcext:value-type="string">
            <text:p>Well Designed Horror Game where the Developers took actualy thinking in their Action, their build-up and most importantly their Astonishing Kafkaesque Atmosphere. Impossible to hate</text:p>
          </table:table-cell>
          <table:table-cell table:style-name="ce1" office:value-type="string" calcext:value-type="string">
            <text:p>popkafkaesk</text:p>
          </table:table-cell>
          <table:table-cell office:value-type="string" calcext:value-type="string">
            <text:p>„Atmosphärisch“: „Atmosphere“, „dystopian“, „Horror“</text:p>
          </table:table-cell>
        </table:table-row>
        <table:table-row table:style-name="ro20">
          <table:table-cell table:style-name="ce6" office:value-type="string" calcext:value-type="string">
            <text:p><text:span text:style-name="T1">There's alot to love about this game. Mystery, intrigue, interesting mechanics, and characters that are so lovable. I really liked the first 3 episodes. The 4th was a bit bizzare, but still totally in-line with the rest of the game... but omg, the ending was terrible! Totally nonsensical. This is Stranger Things meets Lost, in the most unsatisfying way imaginable.</text:span></text:p>
            <text:p/>
            <text:p><text:span text:style-name="T1">I don't know why square-enix keeps on making these bizzare surreal endings. I stopped playing their games cuz it seems like one in four has the ending writen by a middleschooler on pot. ([spoiler]"What if we had the character lost in parellel worlds where nothing makes sense and all her friends were saying mean things to her, then resolve everything by having the player choose to make the whole game a dream? That's like Kafkaesque! *drag* Woah..." [/spoiler]).</text:span></text:p>
            <text:p/>
            <text:p><text:span text:style-name="T1">Aside from the last episode, the rest really is great. I found it much better than the telltale games. The dialog and minor characters were pretty cliche at times, and it seems like they were working hard to get as much swearing in as possible (which felt a bit forced at times), but the rest of the game is so great, it's easy to overlook those flaws. But the ending just ruined it for me.</text:span></text:p>
          </table:table-cell>
          <table:table-cell table:style-name="ce1" office:value-type="string" calcext:value-type="string">
            <text:p>popkafkaesk</text:p>
          </table:table-cell>
          <table:table-cell office:value-type="string" calcext:value-type="string">
            <text:p>1. „Atmosphärisch“: „dream“, „Mystery“, „bizzare“, 2. „Memehaft/Ironisch“: „Thats like kafkaesk! *drag*“</text:p>
          </table:table-cell>
        </table:table-row>
        <table:table-row table:style-name="ro9">
          <table:table-cell table:style-name="ce6" office:value-type="string" calcext:value-type="string">
            <text:p><text:span text:style-name="T1">Price is a bit high for something so short, easily finished in one setting but I don't regret my purchase. The art is very nice to look at, and the puzzles aren't too difficult (though not always very intuitive). Don't buy this if you're buying it for something kafkaesque, this game is cute (quaint, maybe) and doesn't really dip into anything kafka other than some surface level references. </text:span></text:p>
            <text:p/>
            <text:p><text:span text:style-name="T1">Buy it at full price if you know what youre getting and youre fine with such, if youre hesitant I'd reccomend waiting for a sale price.</text:span></text:p>
          </table:table-cell>
          <table:table-cell table:style-name="ce1" office:value-type="string" calcext:value-type="string">
            <text:p>Kafkaesk (?) unischer</text:p>
          </table:table-cell>
          <table:table-cell office:value-type="string" calcext:value-type="string">
            <text:p>„kafka = surface level reference“ </text:p>
          </table:table-cell>
        </table:table-row>
        <table:table-row table:style-name="ro21">
          <table:table-cell table:style-name="ce8" office:value-type="string" calcext:value-type="string">
            <text:p><text:span text:style-name="T5"><text:a xlink:href="https://twitter.com/Hardcas84838987" xlink:type="simple">2 MINUTES REVIEW
[h1] "In the land of the blind, the one-eyed man is king" [/h1]

Have you ever dreamt of an illegitimate son between Lovecraft and Max Payne? Well if so, stop dreaming, Hell is Others is exactly what you are looking: a dream that comes true, or, better, a nightmare that comes true!
Just to be clear, the world of Hell is Others is strange, at least, almost all the characters seem crazy, kafkaesque, and their dialogues often sound meaningless. 
The action takes place in a Lovecraftian world where blood is water and bullets are seeds; an insane reality where the hotel concierge is a big rabbit and the "Others" are monsters, exactly like you.
At its core, the game is a top-down shooter/roguelike/RPG, but don't even try to think it's some kind of bullet hell. Here, every single bullet (especially during the ferocious PVP fights) can mark the difference between life and death. 
It's a game of quotes, where the concierge-rabbit remind us that we are all pawns of Alice in Wonder(Border)land, or where the flickering lights before a PVP fight makes us feel like the last Highlander of this derailed world.
That being said, can we consider "Hell is Others" a perfect game? No, no way, but it's perfectly imperfect, if you know what I mean. 
It's one of those damned games that makes you say "Just another run" until your eyes are thin like cuts.

Pros:
- A setting so sick and dark is a real... blessing
- Impossible not to love the art style, simply perfect
- The core gameplay systems are well-oiled and satisfying

Cons:
- We need different kind of quests, not only the fetchy ones;
- What about new city zones with different gameplay rules?

FINAL RATING: 7,5/10

https://twitter.com/Hardcas84838987</text:a></text:span></text:p>
          </table:table-cell>
          <table:table-cell table:style-name="ce1" office:value-type="string" calcext:value-type="string">
            <text:p>popkafkaesk</text:p>
          </table:table-cell>
          <table:table-cell table:style-name="ce5" office:value-type="string" calcext:value-type="string">
            <text:p>„Atmosphärisch“: „surreal“, „Lovecraft“ „meaningless“</text:p>
          </table:table-cell>
        </table:table-row>
        <table:table-row table:style-name="ro22">
          <table:table-cell table:style-name="ce6" office:value-type="string" calcext:value-type="string">
            <text:p><text:span text:style-name="T1">Downwell is about the harrowing journey of a boy to the centre of the earth via a well. He also happens to have gunboots, and people dotted along the way that are willing to extend his mortal life and give him more ammunition by trading in the crystalline souls of dead creatures. For what end, it isn’t uncovered.</text:span></text:p>
            <text:p/>
            <text:p><text:span text:style-name="T1">Each shot is able to counter-act about 90% of the effect of gravity impacted on the boy, so the level of trauma not only on the shot creature, but also on the legs and hips of the boy, is absolutely tremendous. Landing on a creature or having a creature touch your boots instantly vaporises them, sometimes in a reaction so violent that it destroys the nearby brick and mortar of the well.</text:span></text:p>
            <text:p/>
            <text:p><text:span text:style-name="T1">A desperate and surreal story told in a minimalist, stark fashion that is more poem than novel. A must-play for fans of Kafkaesque nightmares.</text:span></text:p>
          </table:table-cell>
          <table:table-cell table:style-name="ce1" office:value-type="string" calcext:value-type="string">
            <text:p>popkafkaesk</text:p>
          </table:table-cell>
          <table:table-cell table:style-name="ce1" office:value-type="string" calcext:value-type="string">
            <text:p>„Atmosphärisch“: „kafkaesque nightmare“, „surreal“</text:p>
          </table:table-cell>
        </table:table-row>
        <table:table-row table:style-name="ro23">
          <table:table-cell table:style-name="ce4" office:value-type="string" calcext:value-type="string">
            <text:p>Just completed this game and I found it to be a great experience! <text:s/>It's a fast paced FPS with a surreal narrative, full of beautiful scenery. <text:s/>The game features a ton of weapon variety and environmental challenges. Be warned, this game can be very hard but every challenge is surmountable with the correct approach. Personally I found some of the platforming segments quite coarse and touchy for how quickly the player moved and the amount of multitasking required; but these challenges were ultimately rewarding as they push you to revise your strategy and adapt to the situation. I found it useful to avoid picking up certain items in easily accessible areas if I already had enough health and ammo, allowing me to spread the limited resources over a larger amount of the game. The mechanics change often, providing new game-play variety in almost every new area while never abandoning the core experience of fps action. <text:s text:c="2"/>The character design is loony and inspired, dripping with symbolism. The dialogue is sometimes blunt, playfully mocking the player while providing detailed instructions. Other times it's satirical, bordering on Kafkaesque, lots of humor, and folk sensibilities. The world is simply gorgeous. Most areas are multifaceted with great attention to detail. A layered lock and key system makes backtracking rewarding and there are plenty of useful items stuffed into the nooks and crannies. The music is at once grand and subdued, buzzing bass and cutting synthesizers are paired with eerie sounds of the forest and melodic chanting. Unfortunately the audio mastering leaves a little to be desired. Although the mix sounds great with headphones; through my speakers the music was barely audible over the sound effects and ambient noise and the only option in the settings is to reduce the music volume! Although some players might find the level of polish unsatisfying (there are a couple dips in quality throughout the massive world map, and occasionally you can get stuck in the ground, forcing you to jump up a smooth incline), the game is clearly not made by a large team with a budget; those who appreciate a handcrafted experience will find a lot to enjoy in this game. Highly recommended!</text:p>
          </table:table-cell>
          <table:table-cell table:style-name="ce1" office:value-type="string" calcext:value-type="string">
            <text:p>popkafkaesk</text:p>
          </table:table-cell>
          <table:table-cell table:style-name="ce1" office:value-type="string" calcext:value-type="string">
            <text:p>1. „Atmosphärisch“: „surreal“, …</text:p>
          </table:table-cell>
        </table:table-row>
        <table:table-row table:style-name="ro24">
          <table:table-cell table:style-name="ce6" office:value-type="string" calcext:value-type="string">
            <text:p>Work can be unfulfilling drudgery. But if you've ever had a job in your life or known someone who has, you probably already know that. And Suits: A Business RPG doesn't have much to offer beyond that little insight. The attempts at humor fall pretty flat and game mechanics don't get more interesting than any other ho-hum perfunctory RPGMaker effort. If you want something that takes the bleak Kafka-esque nightmare aesthetic and puts it to work against modern workplace drudgery, check out Molleindustria's free flash game Every Day the Same Dream. It achieves so much more and won't take funds from your Steam wallet.</text:p>
          </table:table-cell>
          <table:table-cell table:style-name="ce1" office:value-type="string" calcext:value-type="string">
            <text:p>kafkaesk</text:p>
          </table:table-cell>
          <table:table-cell office:value-type="string" calcext:value-type="string">
            <text:p>1. „Politisch“: joblife critique life work balance, 2. „Atmosphärisch“: „nightmare aesthetic“</text:p>
          </table:table-cell>
        </table:table-row>
        <table:table-row table:style-name="ro25">
          <table:table-cell table:style-name="ce6" office:value-type="string" calcext:value-type="string">
            <text:p><text:span text:style-name="T1">It has a "Kafkaesque" feel to it, but it's not a big deal. The levels are all puzzles, and although they are all different, it gets a bit tiring.</text:span></text:p>
            <text:p><text:span text:style-name="T1">I think a visual novel about Franz Kafka would have been better than a puzzle game that has almost nothing to do with this poor guy.</text:span></text:p>
            <text:p><text:span text:style-name="T1">I recommend it only because between recommending it and not recommending it, I recommend it. No more no less</text:span></text:p>
          </table:table-cell>
          <table:table-cell table:style-name="ce1" office:value-type="string" calcext:value-type="string">
            <text:p>Kafkaesk (?) unischer</text:p>
          </table:table-cell>
          <table:table-cell office:value-type="string" calcext:value-type="string">
            <text:p>selbst Kritik an oberflächlicher Kafka-Referenz</text:p>
          </table:table-cell>
        </table:table-row>
        <table:table-row table:style-name="ro26">
          <table:table-cell table:style-name="ce6" office:value-type="string" calcext:value-type="string">
            <text:p><text:span text:style-name="T1">Not only is this game unoriginal, uninspiring, and unenjoyable, it is soulless to its core</text:span></text:p>
            <text:p/>
            <text:p><text:span text:style-name="T1">the most interesting thing of this game is its capacity to be analysed: it is a demonstration of the downfalls of capitalism while being a propagandist advertisement for the system. Understanding this irony gives bounties more enjoyment than actually playing.</text:span></text:p>
            <text:p/>
            <text:p><text:span text:style-name="T1">It pulls the amazing feat of copying Monopoly, dodging copyright law by removing every aspect of the game remotely enjoyable. The game begins at the period of the game you may recall as the part of Monopoly where the goal shifts from winning to just being able to leave. The inability to barter and mortgage removes all the complexity (and evaporates any feeling of humanity from within the 'game'. Monopoly, as much as it is infuriatingly luck-based, disappears in the shadow of the role of luck in this horrid nightmare. </text:span></text:p>
            <text:p/>
            <text:p><text:span text:style-name="T1">The most joy I received from this experience was the discovery of the feature to remove a game entirely from your steam library, the needed step beyond mere uninstallment. This game should not just be uninstalled, it should be exiled, ostracised, shunned. Dismembered, disembowelled. Hanged, Drawn, Quartered. Eliminated, Exterminated, Exorcised. </text:span></text:p>
            <text:p/>
            <text:p><text:span text:style-name="T1">It's Orwellian. It's liminal. It's Kafkaesque. It fails the vibe check. It is pain.</text:span></text:p>
          </table:table-cell>
          <table:table-cell table:style-name="ce1" office:value-type="string" calcext:value-type="string">
            <text:p>popkafkaesk</text:p>
          </table:table-cell>
          <table:table-cell office:value-type="string" calcext:value-type="string">
            <text:p>„Memehaft/ Ironisch“: „fails the vibe check“</text:p>
          </table:table-cell>
        </table:table-row>
        <table:table-row table:style-name="ro27">
          <table:table-cell table:style-name="ce4"/>
          <table:table-cell table:style-name="ce1"/>
          <table:table-cell/>
        </table:table-row>
        <table:table-row table:style-name="ro27" table:number-rows-repeated="1048543">
          <table:table-cell table:number-columns-repeated="3"/>
        </table:table-row>
        <table:table-row table:style-name="ro27">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loext:blank-width-char="€1">   </number:text>
    </number:number-style>
    <number:number-style style:name="N126">
      <number:text>-</number:text>
      <number:number number:decimal-places="0" number:min-decimal-places="0" number:min-integer-digits="1" number:grouping="true"/>
      <number:text loext:blank-width-char="€1">   </number:text>
      <style:map style:condition="value()&gt;=0" style:apply-style-name="N126P0"/>
    </number:number-style>
    <number:number-style style:name="N127P0" style:volatile="true">
      <number:number number:decimal-places="0" number:min-decimal-places="0" number:min-integer-digits="1" number:grouping="true"/>
      <number:text loext:blank-width-char="€1">   </number:text>
    </number:number-style>
    <number:number-style style:name="N127">
      <style:text-properties fo:color="#ff0000"/>
      <number:text>-</number:text>
      <number:number number:decimal-places="0" number:min-decimal-places="0" number:min-integer-digits="1" number:grouping="true"/>
      <number:text loext:blank-width-char="€1">   </number:text>
      <style:map style:condition="value()&gt;=0" style:apply-style-name="N127P0"/>
    </number:number-style>
    <number:number-style style:name="N129P0" style:volatile="true">
      <number:number number:decimal-places="2" number:min-decimal-places="2" number:min-integer-digits="1" number:grouping="true"/>
      <number:text loext:blank-width-char="€1">   </number:text>
    </number:number-style>
    <number:number-style style:name="N129">
      <number:text>-</number:text>
      <number:number number:decimal-places="2" number:min-decimal-places="2" number:min-integer-digits="1" number:grouping="true"/>
      <number:text loext:blank-width-char="€1">   </number:text>
      <style:map style:condition="value()&gt;=0" style:apply-style-name="N129P0"/>
    </number:number-style>
    <number:number-style style:name="N130P0" style:volatile="true">
      <number:number number:decimal-places="2" number:min-decimal-places="2" number:min-integer-digits="1" number:grouping="true"/>
      <number:text loext:blank-width-char="€1">   </number:text>
    </number:number-style>
    <number:number-style style:name="N130">
      <style:text-properties fo:color="#ff0000"/>
      <number:text>-</number:text>
      <number:number number:decimal-places="2" number:min-decimal-places="2" number:min-integer-digits="1" number:grouping="true"/>
      <number:text loext:blank-width-char="€1">   </number:text>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4P1" style:volatile="true">
      <number:text>-</number:text>
      <number:fill-character> </number:fill-character>
      <number:number number:decimal-places="0" number:min-decimal-places="0" number:min-integer-digits="1" number:grouping="true"/>
      <number:text loext:blank-width-char="€1_-3">    </number:text>
    </number:number-style>
    <number:number-style style:name="N134P2" style:volatile="true">
      <number:text loext:blank-width-char="-"> </number:text>
      <number:fill-character> </number:fill-character>
      <number:text loext:blank-width-char="€2_-4">-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38P1" style:volatile="true">
      <number:text>-</number:text>
      <number:fill-character> </number:fill-character>
      <number:number number:decimal-places="0" number:min-decimal-places="0" number:min-integer-digits="1" number:grouping="true"/>
      <number:text loext:blank-width-char="-2"> € </number:text>
    </number:number-style>
    <number:number-style style:name="N138P2" style:volatile="true">
      <number:text loext:blank-width-char="-"> </number:text>
      <number:fill-character> </number:fill-character>
      <number:text loext:blank-width-char="-3">- €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2P1" style:volatile="true">
      <number:text>-</number:text>
      <number:fill-character> </number:fill-character>
      <number:number number:decimal-places="2" number:min-decimal-places="2" number:min-integer-digits="1" number:grouping="true"/>
      <number:text loext:blank-width-char="€1_-3">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6P1" style:volatile="true">
      <number:text>-</number:text>
      <number:fill-character> </number:fill-character>
      <number:number number:decimal-places="2" number:min-decimal-places="2" number:min-integer-digits="1" number:grouping="true"/>
      <number:text loext:blank-width-char="-2"> €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15:43:36.817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8T12:16:55.788000000</meta:creation-date>
    <dc:date>2025-08-18T16:31:47.398000000</dc:date>
    <meta:editing-duration>PT1H9M52S</meta:editing-duration>
    <meta:editing-cycles>7</meta:editing-cycles>
    <meta:generator>LibreOffice/24.2.1.2$Windows_X86_64 LibreOffice_project/db4def46b0453cc22e2d0305797cf981b68ef5ac</meta:generator>
    <meta:document-statistic meta:table-count="1" meta:cell-count="93" meta:object-count="0"/>
  </office:meta>
</office:document-meta>
</file>